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rdiaUPC" svg:font-family="CordiaUPC"/>
    <style:font-face style:name="AngsanaUPC" svg:font-family="Angsan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66cm" fo:break-before="auto" style:use-optimal-row-height="fals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104cm" fo:break-before="auto" style:use-optimal-row-height="true"/>
    </style:style>
    <style:style style:name="ro8" style:family="table-row">
      <style:table-row-properties style:row-height="0.815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32pt" style:font-size-asian="32pt" style:font-size-complex="32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CordiaUPC" fo:font-size="13pt" fo:language="th" fo:country="TH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name-complex="Tahoma1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fo:font-size="13pt" style:font-size-asian="13pt" style:font-size-complex="13pt"/>
    </style:style>
    <style:style style:name="ce7" style:family="table-cell" style:parent-style-name="Default">
      <style:text-properties fo:color="#000000" style:text-outline="false" style:text-line-through-style="none" style:font-name="CordiaUPC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name-complex="Tahoma1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name-complex="Tahoma" style:font-size-complex="13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ngsanaUPC" fo:font-size="16pt" fo:font-weight="bold" style:font-size-asian="16pt" style:font-weight-asian="bold" style:font-name-complex="AngsanaUPC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size="32pt" style:font-size-asian="32pt" style:font-size-complex="3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table table:name="แผ่นงาน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สารบัญ</text:p>
          </table:table-cell>
          <table:table-cell/>
          <table:table-cell table:style-name="ce10"/>
          <table:table-cell/>
        </table:table-row>
        <table:table-row table:style-name="ro2">
          <table:table-cell table:number-columns-repeated="2"/>
          <table:table-cell table:style-name="ce11"/>
          <table:table-cell/>
        </table:table-row>
        <table:table-row table:style-name="ro3">
          <table:table-cell table:style-name="ce2" office:value-type="string">
            <text:p>เรื่อง</text:p>
          </table:table-cell>
          <table:table-cell table:number-columns-repeated="2"/>
          <table:table-cell table:style-name="ce2" office:value-type="string">
            <text:p>หน้า</text:p>
          </table:table-cell>
        </table:table-row>
        <table:table-row table:style-name="ro3"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4"/>
        </table:table-row>
        <table:table-row table:style-name="ro4">
          <table:table-cell table:style-name="ce3" office:value-type="string">
            <text:p>แบบแจ้งข้อมูล เครื่องชั่งตวงวัด ที่ผลิต/นำเข้า</text:p>
          </table:table-cell>
          <table:table-cell table:number-columns-repeated="2"/>
          <table:table-cell table:style-name="ce3" office:value-type="string">
            <text:p>1 – 2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table:style-name="ce4" office:value-type="string">
            <text:p>ใบรายการส่วนประกอบของเครื่องชั่งรถยนต์</text:p>
          </table:table-cell>
          <table:table-cell table:number-columns-repeated="2"/>
          <table:table-cell table:style-name="ce3" office:value-type="string">
            <text:p>3 – 4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3" office:value-type="string">
            <text:p>ตัวอย่าง Diagram การประกอบเครื่องชั่งรถยนต์</text:p>
          </table:table-cell>
          <table:table-cell table:number-columns-repeated="3"/>
        </table:table-row>
        <table:table-row table:style-name="ro5">
          <table:table-cell table:style-name="ce3" office:value-type="string">
            <text:p>แบบ ใช้โปรแกรมชั่งน้ำหนัก</text:p>
          </table:table-cell>
          <table:table-cell table:number-columns-repeated="2"/>
          <table:table-cell table:style-name="ce12" office:value-type="float" office:value="5">
            <text:p>5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table:style-name="ce5" office:value-type="string">
            <text:p>รายงานการตรวจสอบความสอดคล้องกัน ของเครื่องชั่ง ส่วนชั่งน้ำหนัก</text:p>
          </table:table-cell>
          <table:table-cell table:style-name="ce5"/>
          <table:table-cell table:number-columns-repeated="2"/>
        </table:table-row>
        <table:table-row table:style-name="ro4">
          <table:table-cell table:style-name="ce6" office:value-type="string">
            <text:p>และส่วนส่งผ่านน้ำหนัก EXAT_ZM3_T302</text:p>
          </table:table-cell>
          <table:table-cell table:number-columns-repeated="2"/>
          <table:table-cell table:style-name="ce3" office:value-type="string">
            <text:p>6 – 8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table:style-name="ce7" office:value-type="string">
            <text:p>แบบคำขอให้ตรวจสอบเครื่องชั่งตวงวัด เพื่อให้คำรับรอง</text:p>
          </table:table-cell>
          <table:table-cell table:number-columns-repeated="3"/>
        </table:table-row>
        <table:table-row table:style-name="ro4">
          <table:table-cell table:style-name="ce3" office:value-type="string">
            <text:p>ตามพระราชบัญญัติมาตราชั่งตวงวัด พ.ศ. 2542</text:p>
          </table:table-cell>
          <table:table-cell table:number-columns-repeated="2"/>
          <table:table-cell table:style-name="ce12" office:value-type="float" office:value="9">
            <text:p>9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table:style-name="ce8" office:value-type="string">
            <text:p>เอกสาร OIML CERTIFICATE OF CONFORMITY R60/2000-GB1-09.10 สำหรับ T302X Load Cell</text:p>
          </table:table-cell>
          <table:table-cell table:number-columns-repeated="2"/>
          <table:table-cell table:style-name="ce3" office:value-type="string">
            <text:p>10 – 11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table:style-name="ce8" office:value-type="string">
            <text:p>เอกสาร OIML Certificate No. R76/2006-A-GB1-20.07 </text:p>
            <text:p>สำหรับ Indicator ZM305</text:p>
          </table:table-cell>
          <table:table-cell table:number-columns-repeated="2"/>
          <table:table-cell table:style-name="ce3" office:value-type="string">
            <text:p>12 – 16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table:style-name="ce8" office:value-type="string">
            <text:p>ส่วนแสดงค่าที่ต่อออกมาภายนอก (Remote display) </text:p>
          </table:table-cell>
          <table:table-cell table:number-columns-repeated="2"/>
          <table:table-cell table:style-name="ce3" office:value-type="string">
            <text:p>17 – 19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3" office:value-type="string">
            <text:p>แบบ ฐานราก (แนบ 1)</text:p>
          </table:table-cell>
          <table:table-cell table:number-columns-repeated="2"/>
          <table:table-cell table:style-name="ce3" office:value-type="string">
            <text:p>20 – 24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3" office:value-type="string">
            <text:p>แบบ วัสดุและขนาด (แนบ 2)</text:p>
          </table:table-cell>
          <table:table-cell table:number-columns-repeated="2"/>
          <table:table-cell table:style-name="ce3" office:value-type="string">
            <text:p>25 – 27</text:p>
          </table:table-cell>
        </table:table-row>
        <table:table-row table:style-name="ro1">
          <table:table-cell table:number-columns-repeated="4"/>
        </table:table-row>
        <table:table-row table:style-name="ro8">
          <table:table-cell table:style-name="ce9" office:value-type="string">
            <text:p>แบบ ประกอบ (แนบ 3)</text:p>
          </table:table-cell>
          <table:table-cell table:number-columns-repeated="2"/>
          <table:table-cell table:style-name="ce3" office:value-type="string">
            <text:p>28 – 32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9">
          <table:table-cell office:value-type="string">
            <text:p>ผู้ประกอบธุรกิจ : <text:s/>บริษัท ทีเอ็มเอส เอ็นจิเนียริ่ง จำกัด</text:p>
          </table:table-cell>
          <table:table-cell table:number-columns-repeated="3"/>
        </table:table-row>
        <table:table-row table:style-name="ro9">
          <table:table-cell office:value-type="string">
            <text:p>เครื่องชั่งรถยนต์ รุ่น : EXAT_ZM3_T302</text:p>
          </table:table-cell>
          <table:table-cell table:number-columns-repeated="3"/>
        </table:table-row>
      </table:table>
      <table:table table:name="แผ่นงาน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แผ่นงาน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rdiaUPC" svg:font-family="CordiaUPC"/>
    <style:font-face style:name="AngsanaUPC" svg:font-family="Angsan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หน้า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1">01/09/2025</text:date>, <text:time>21:25:06</text:time></text:p>
        </style:region-right>
      </style:header>
      <style:header-left style:display="false"/>
      <style:footer>
        <text:p>หน้า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pong Jongmeesuk</meta:initial-creator>
    <meta:creation-date>2025-08-23T11:38:13.16</meta:creation-date>
    <dc:date>2025-09-01T21:25:06.70</dc:date>
    <dc:creator>Sompong Jongmeesuk</dc:creator>
    <meta:editing-duration>PT2H40M54S</meta:editing-duration>
    <meta:editing-cycles>22</meta:editing-cycles>
    <meta:generator>OpenOffice/4.1.15$Win32 OpenOffice.org_project/4115m2$Build-9813</meta:generator>
    <meta:printed-by>Sompong Jongmeesuk</meta:printed-by>
    <meta:print-date>2025-09-01T21:24:28.37</meta:print-date>
    <meta:document-statistic meta:table-count="3" meta:cell-count="30" meta:object-count="0"/>
  </office:meta>
</office:document-meta>
</file>